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00587"/>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officeooo:rsid="00103473"/>
    </style:style>
    <style:style style:name="T5" style:family="text">
      <style:text-properties fo:font-variant="normal" fo:text-transform="none" style:use-window-font-color="true" style:text-outline="false" style:text-line-through-style="none" style:text-line-through-type="none" style:text-position="0% 100%" style:font-name="Liberation Sans"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Frequently Asked Questions (FAQ)</text:h>
      <text:p text:style-name="Standard"><text:span text:style-name="T2">Q</text:span>: Why don’t you blur the images as previewed?</text:p>
      <text:p text:style-name="Standard"><text:span text:style-name="T2">A</text:span>: Simply blurring an image is not enough. Enough information remains to recover the image. Therefore, we only use coarse mosaic patterns and full colours to prevent the recovery of anonymised images.</text:p>
      <text:p text:style-name="Standard"/>
      <text:p text:style-name="Standard"><text:span text:style-name="T2">Q</text:span>: What happens to my image's meta-data (e.g. EXIF-tables)?</text:p>
      <text:p text:style-name="Standard"><text:span text:style-name="T2">A</text:span>: The application internally creates a new image, which only uses the images visual data. All other data, including the meta data, are lost in the process (see <office:annotation office:name="__Annotation__887_1193924970"><dc:creator>Unknown Author</dc:creator><dc:date>2019-01-29T18:20:12.224000000</dc:date><text:p text:style-name="P1"><text:span text:style-name="T5">Will link to image-analysis page</text:span></text:p></office:annotation>image analysis<office:annotation-end office:name="__Annotation__887_1193924970"/>).</text:p>
      <text:p text:style-name="Standard"/>
      <text:p text:style-name="Standard"><text:span text:style-name="T2">Q</text:span>: Why do you provide this application?</text:p>
      <text:p text:style-name="Standard"><text:span text:style-name="T2">A</text:span>: More information can be found in the <office:annotation office:name="__Annotation__888_1193924970"><dc:creator>Unknown Author</dc:creator><dc:date>2019-01-29T18:20:29.981000000</dc:date><text:p text:style-name="P1"><text:span text:style-name="T5">Will link to about us page</text:span></text:p></office:annotation>about us<office:annotation-end office:name="__Annotation__888_1193924970"/> section.</text:p>
      <text:p text:style-name="Standard"/>
      <text:p text:style-name="Standard"><text:span text:style-name="T2">Q</text:span>: Https is not secure enough for me! Can I use ImageVeil via <office:annotation office:name="__Annotation__889_1193924970"><dc:creator>Unknown Author</dc:creator><dc:date>2019-01-29T18:20:54.028000000</dc:date><text:p text:style-name="P1"><text:span text:style-name="T5">Will link to torproject.org</text:span></text:p></office:annotation>Tor<office:annotation-end office:name="__Annotation__889_1193924970"/>?</text:p>
      <text:p text:style-name="Standard"><text:span text:style-name="T2">A</text:span>: Yes! We have a Tor service under <text:span text:style-name="T4"><office:annotation office:name="__Annotation__890_1193924970"><dc:creator>Unknown Author</dc:creator><dc:date>2019-01-29T18:21:20.390000000</dc:date><text:p text:style-name="P1"><text:span text:style-name="T5">Will link to ImageVeil Tor hidden service</text:span></text:p></office:annotation></text:span><text:span text:style-name="T4">(...)</text:span><office:annotation-end office:name="__Annotation__890_1193924970"/>.</text:p>
      <text:p text:style-name="Standard"/>
      <text:p text:style-name="Standard"><text:span text:style-name="T2">Q</text:span>: Do you use tracking software?</text:p>
      <text:p text:style-name="Standard"><text:span text:style-name="T2">A</text:span>: No. We only save date and time of an editing process to maintain an overview on how often ImageVeil is used. We do <text:span text:style-name="T3">not</text:span> use any trackers, any Facebook-, Twitter-, or Google-plugins neither any advertisement network.</text:p>
      <text:p text:style-name="Standard"/>
      <text:p text:style-name="Standard"><text:span text:style-name="T2">Q</text:span>: Is my image safe with you?</text:p>
      <text:p text:style-name="Standard"><text:span text:style-name="T2">A</text:span>: Yes. It will be briefly stored in our server's memory while being edited and will be immediately deleted afterwards. Meanwhile, we cannot access your image.</text:p>
      <text:p text:style-name="Standard"/>
      <text:p text:style-name="Standard"><text:span text:style-name="T2">Q</text:span>: Am I able to contribute to your service?</text:p>
      <text:p text:style-name="Standard"><text:span text:style-name="T2">A</text:span>: Definitely! If you master Kotlin or Javascript, you can make a pull request on <office:annotation office:name="__Annotation__891_1193924970"><dc:creator>Unknown Author</dc:creator><dc:date>2019-01-29T18:21:54.442000000</dc:date><text:p text:style-name="P1"><text:span text:style-name="T5">Will link to ImageVeil Github repository</text:span></text:p></office:annotation>Github<office:annotation-end office:name="__Annotation__891_1193924970"/>. Additionally, you can report errors and suggest improvements. For this, please use our <office:annotation office:name="__Annotation__892_1193924970"><dc:creator>Unknown Author</dc:creator><dc:date>2019-01-29T18:22:16.272000000</dc:date><text:p text:style-name="P1"><text:span text:style-name="T5">Will link to contact form</text:span></text:p></office:annotation>contact form<office:annotation-end office:name="__Annotation__892_1193924970"/>.</text:p>
      <text:p text:style-name="Standard"/>
      <text:p text:style-name="Standard"><text:span text:style-name="T2">Q</text:span>: Which data are saved on your server?</text:p>
      <text:p text:style-name="Standard"><text:span text:style-name="T2">A</text:span>: Only date and time of editing your image (see <office:annotation office:name="__Annotation__893_1193924970"><dc:creator>Unknown Author</dc:creator><dc:date>2019-01-29T18:22:29.733000000</dc:date><text:p text:style-name="P1"><text:span text:style-name="T5">Will link to statistics page</text:span></text:p></office:annotation>statistics<office:annotation-end office:name="__Annotation__893_1193924970"/>). Your data is yours and yours alone!</text:p>
      <text:p text:style-name="Standard"/>
      <text:p text:style-name="Standard"><text:span text:style-name="T2">Q</text:span>: Which browsers do support ImageVeil?</text:p>
      <text:p text:style-name="Standard"><text:span text:style-name="T2">A</text:span>:<office:annotation><dc:creator>Unknown Author</dc:creator><dc:date>2019-01-29T18:22:43.770000000</dc:date><text:p text:style-name="P1"><text:span text:style-name="T5">There will be a compatibility table here</text:span></text:p></office:annotation></text:p>
      <text:p text:style-name="Standard"/>
      <text:p text:style-name="Standard">O = unrestricted</text:p>
      <text:p text:style-name="Standard">! = restricted</text:p>
      <text:p text:style-name="Standard">X = unusable</text:p>
      <text:p text:style-name="Standard">? = not tes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ans" svg:font-family="'Liberation Sans'" style:font-family-generic="swiss"/>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6T13:01:24.536000000</meta:creation-date>
    <dc:date>2019-01-29T18:23:15.750000000</dc:date>
    <meta:editing-duration>PT26M37S</meta:editing-duration>
    <meta:editing-cycles>3</meta:editing-cycles>
    <meta:generator>LibreOffice/6.1.4.2$Windows_X86_64 LibreOffice_project/9d0f32d1f0b509096fd65e0d4bec26ddd1938fd3</meta:generator>
    <meta:document-statistic meta:table-count="0" meta:image-count="0" meta:object-count="0" meta:page-count="1" meta:paragraph-count="23" meta:word-count="287" meta:character-count="1621" meta:non-whitespace-character-count="1357"/>
  </office:meta>
</office:document-meta>
</file>